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adornments="Roman" style:font-family-generic="modern" style:font-pitch="fixed"/>
    <style:font-face style:name="Adobe Garamond Pro" svg:font-family="'Adobe Garamond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3" svg:font-family="Ubuntu" style:font-family-generic="swiss" style:font-pitch="variable"/>
    <style:font-face style:name="Ubuntu1" svg:font-family="Ubuntu" style:font-adornments="Bold" style:font-family-generic="swiss" style:font-pitch="variable"/>
    <style:font-face style:name="Ubuntu2" svg:font-family="Ubuntu" style:font-adornments="Bold Italic" style:font-family-generic="swiss" style:font-pitch="variable"/>
    <style:font-face style:name="Ubuntu" svg:font-family="Ubuntu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style:use-window-font-color="true"/>
    </style:style>
    <style:style style:name="P3" style:family="paragraph" style:parent-style-name="code">
      <style:text-properties style:font-name="Bitstream Vera Sans Mono1"/>
    </style:style>
    <style:style style:name="P4" style:family="paragraph" style:parent-style-name="code" style:master-page-name="">
      <style:paragraph-properties style:page-number="auto"/>
    </style:style>
    <style:style style:name="P5" style:family="paragraph" style:parent-style-name="code">
      <style:text-properties fo:font-style="normal" style:font-style-asian="normal" style:font-style-complex="normal"/>
    </style:style>
    <style:style style:name="P6" style:family="paragraph" style:parent-style-name="Heading_20_5">
      <style:text-properties style:font-name="Ubuntu3"/>
    </style:style>
    <style:style style:name="P7" style:family="paragraph" style:parent-style-name="Heading_20_5">
      <style:text-properties fo:font-style="normal" style:font-style-asian="normal" style:font-style-complex="normal"/>
    </style:style>
    <style:style style:name="P8" style:family="paragraph" style:parent-style-name="Heading_20_4">
      <style:text-properties style:font-name="Bitstream Vera Sans Mono1"/>
    </style:style>
    <style:style style:name="P9" style:family="paragraph" style:parent-style-name="Heading_20_4">
      <style:paragraph-properties fo:break-before="page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Heading_20_3">
      <style:text-properties fo:font-style="normal" style:font-style-asian="normal" style:font-style-complex="normal"/>
    </style:style>
    <style:style style:name="P13" style:family="paragraph" style:parent-style-name="Heading_20_3">
      <style:text-properties style:font-name="Ubuntu3" fo:font-style="normal" style:font-style-asian="normal" style:font-style-complex="normal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Bitstream Vera Sans Mono1"/>
    </style:style>
    <style:style style:name="T6" style:family="text">
      <style:text-properties style:font-name="Bitstream Vera Sans Mono1" fo:font-style="normal" style:font-style-asian="normal" style:font-style-complex="normal"/>
    </style:style>
    <style:style style:name="T7" style:family="text">
      <style:text-properties style:font-name="Bitstream Vera Sans Mono1" fo:font-style="italic"/>
    </style:style>
    <style:style style:name="T8" style:family="text">
      <style:text-properties style:font-name="Bitstream Vera Sans Mono1" fo:font-style="italic" style:font-style-asian="italic" style:font-style-complex="italic"/>
    </style:style>
    <style:style style:name="T9" style:family="text">
      <style:text-properties style:font-name="Ubuntu3"/>
    </style:style>
    <style:style style:name="T10" style:family="text">
      <style:text-properties style:font-name="Ubuntu3" fo:font-style="normal" style:font-style-asian="normal" style:font-style-complex="normal"/>
    </style:style>
    <style:style style:name="T11" style:family="text">
      <style:text-properties style:font-name="Ubuntu3" fo:font-style="italic" style:font-style-asian="italic" style:font-style-complex="italic"/>
    </style:style>
    <style:style style:name="T12" style:family="text">
      <style:text-properties fo:color="#c5000b"/>
    </style:style>
    <style:style style:name="T13" style:family="text">
      <style:text-properties fo:color="#c5000b" style:font-name="Bitstream Vera Sans Mono1"/>
    </style:style>
    <style:style style:name="T14" style:family="text">
      <style:text-properties fo:color="#c5000b" style:font-name="Bitstream Vera Sans Mono1" fo:font-style="normal" style:font-style-asian="normal" style:font-style-complex="normal"/>
    </style:style>
    <style:style style:name="T15" style:family="text">
      <style:text-properties fo:color="#c5000b" fo:font-style="normal" style:font-style-asian="normal" style:font-style-complex="normal"/>
    </style:style>
    <style:style style:name="T16" style:family="text">
      <style:text-properties fo:color="#0084d1"/>
    </style:style>
    <style:style style:name="T17" style:family="text">
      <style:text-properties fo:color="#0084d1" style:font-name="Bitstream Vera Sans Mono1"/>
    </style:style>
    <style:style style:name="T18" style:family="text">
      <style:text-properties fo:color="#0084d1" style:font-name="Bitstream Vera Sans Mono1" fo:font-style="normal" style:font-style-asian="normal" style:font-style-complex="normal"/>
    </style:style>
    <style:style style:name="T19" style:family="text">
      <style:text-properties fo:color="#0084d1" fo:font-style="normal" style:font-style-asian="normal" style:font-style-complex="normal"/>
    </style:style>
    <style:style style:name="T20" style:family="text">
      <style:text-properties fo:color="#579d1c" fo:font-style="normal" style:font-style-asian="normal" style:font-style-complex="normal"/>
    </style:style>
    <style:style style:name="T21" style:family="text">
      <style:text-properties style:use-window-font-color="true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I API Specification documentation</text:h>
      <text:h text:style-name="Heading_20_2" text:outline-level="2">Basic Types</text:h>
      <text:p text:style-name="Text_20_body">Basic types are described by just a <text:span text:style-name="T8">Table</text:span><text:span text:style-name="T2"> </text:span><text:span text:style-name="T4">with a type string inside. For example a </text:span><text:span text:style-name="T6">String</text:span><text:span text:style-name="T4"> is described by this table : <text:s/></text:span></text:p>
      <text:p text:style-name="code"><text:span text:style-name="T6">[ </text:span><text:span text:style-name="T14">@type</text:span><text:span text:style-name="T6"> : </text:span><text:span text:style-name="T18">"String"</text:span><text:span text:style-name="T6"> ]</text:span></text:p>
      <text:p text:style-name="Text_20_body"><text:span text:style-name="T10">Available basic types are : </text:span><text:span text:style-name="T6">String, Boolean, Integer </text:span><text:span text:style-name="T10">and</text:span><text:span text:style-name="T6"> Void</text:span><text:span text:style-name="T10"> </text:span><text:span text:style-name="T11">.</text:span></text:p>
      <text:h text:style-name="Heading_20_2" text:outline-level="2">User-Defined Types</text:h>
      <text:p text:style-name="P1">User-defined types are described by a <text:span text:style-name="T8">Table</text:span><text:span text:style-name="T2">, </text:span>but the contents vary.</text:p>
      <text:p text:style-name="P1">Available user-defined types are : <text:span text:style-name="T5">Struct, List, Vector, Array , Enumeration </text:span><text:span text:style-name="T9">and</text:span><text:span text:style-name="T5"> Union </text:span><text:span text:style-name="T2">.</text:span></text:p>
      <text:h text:style-name="Heading_20_3" text:outline-level="3">In-Depth Definitions</text:h>
      <text:h text:style-name="Heading_20_4" text:outline-level="4">Struct</text:h>
      <text:p text:style-name="code"><text:span text:style-name="T5">[<text:line-break/><text:tab/></text:span><text:span text:style-name="T13">@type</text:span><text:span text:style-name="T5"> : </text:span><text:span text:style-name="T17">"Struct"</text:span><text:span text:style-name="T5">,<text:line-break/><text:tab/></text:span><text:span text:style-name="T13">@userDefClassId</text:span><text:span text:style-name="T5"> <text:s/>: </text:span><text:span text:style-name="T7">&lt;String&gt;</text:span><text:span text:style-name="T5">,<text:line-break/><text:tab/></text:span><text:span text:style-name="T13">@members</text:span><text:span text:style-name="T5"> : [<text:line-break/><text:tab/><text:tab/>[<text:line-break/><text:tab/><text:tab/><text:tab/></text:span><text:span text:style-name="T13">@name</text:span><text:span text:style-name="T5"> : </text:span><text:span text:style-name="T7">&lt;String&gt;</text:span><text:span text:style-name="T5">, <text:line-break/><text:tab/><text:tab/><text:tab/></text:span><text:span text:style-name="T13">@typeInfo</text:span><text:span text:style-name="T5"> : &lt;basic type&gt; | &lt;user-defined type&gt;<text:line-break/><text:tab/><text:tab/>],<text:line-break/><text:tab/><text:tab/>…,<text:line-break/><text:tab/><text:tab/>[<text:line-break/><text:tab/><text:tab/><text:tab/></text:span><text:span text:style-name="T13">@name </text:span><text:span text:style-name="T5">: </text:span><text:span text:style-name="T7">&lt;String&gt;</text:span><text:span text:style-name="T5">, <text:line-break/><text:tab/><text:tab/><text:tab/></text:span><text:span text:style-name="T13">@typeInfo</text:span><text:span text:style-name="T5"> : &lt;basic type&gt; | &lt;user-defined type&gt;<text:line-break/><text:tab/><text:tab/>]<text:line-break/>]</text:span></text:p>
      <text:p text:style-name="P6">Notes : </text:p>
      <text:p text:style-name="Text_20_body"><text:span text:style-name="T10">The field</text:span><text:span text:style-name="T11"> </text:span><text:span text:style-name="T6">members</text:span><text:span text:style-name="T11"> </text:span><text:span text:style-name="T10">holds a </text:span><text:span text:style-name="T8">Table</text:span><text:span text:style-name="T11"> </text:span><text:span text:style-name="T10">with all the included struct member datatypes. Each </text:span><text:span text:style-name="T6">name</text:span><text:span text:style-name="T10"> must be unique.</text:span></text:p>
      <text:h text:style-name="P8" text:outline-level="4">List (of elementTypeInfo)</text:h>
      <text:p text:style-name="code">[<text:line-break/><text:tab/><text:span text:style-name="T12">@type</text:span> : <text:span text:style-name="T16">"List"</text:span>,<text:line-break/><text:tab/><text:span text:style-name="T12">@userDefClassId</text:span> : <text:span text:style-name="T1">&lt;String&gt;</text:span>,<text:line-break/><text:tab/><text:span text:style-name="T12">@elementTypeInfo</text:span> : &lt;basic type&gt; | &lt;user-defined type&gt;<text:line-break/>]</text:p>
      <text:h text:style-name="Heading_20_4" text:outline-level="4"><text:soft-page-break/>Vector (of elementTypeInfo)</text:h>
      <text:p text:style-name="code">[<text:line-break/><text:tab/><text:span text:style-name="T12">@type</text:span> : "<text:span text:style-name="T16">Vector"</text:span>,<text:line-break/><text:tab/><text:span text:style-name="T12">@userDefClassId</text:span> : <text:span text:style-name="T1">&lt;String&gt;</text:span>,<text:line-break/><text:tab/><text:span text:style-name="T12">@elementTypeInfo</text:span> : &lt;basic type&gt; | &lt;user-defined type&gt;<text:line-break/>]</text:p>
      <text:h text:style-name="Heading_20_4" text:outline-level="4">Array (of elementTypeInfo)</text:h>
      <text:p text:style-name="P4">[<text:line-break/><text:tab/><text:span text:style-name="T12">@type</text:span> : <text:span text:style-name="T16">"Array"</text:span>,<text:line-break/><text:tab/><text:span text:style-name="T12">@userDefClassId</text:span> : <text:span text:style-name="T1">&lt;String&gt;</text:span>,<text:line-break/><text:tab/><text:span text:style-name="T12">@elementTypeInfo</text:span> : &lt;basic type&gt; | &lt;user-defined type&gt;<text:line-break/><text:tab/><text:span text:style-name="T12">@length</text:span> : &lt;<text:span text:style-name="T2">Number</text:span>&gt;<text:line-break/>]</text:p>
      <text:p text:style-name="Heading_20_5">Notes :</text:p>
      <text:p text:style-name="code"><text:span text:style-name="T9">The field </text:span><text:span text:style-name="T5">length </text:span><text:span text:style-name="T9">must be an integer greater than zero. </text:span></text:p>
      <text:h text:style-name="Heading_20_4" text:outline-level="4">Enumeration</text:h>
      <text:p text:style-name="P4">[<text:line-break/><text:tab/><text:span text:style-name="T12">@type</text:span> : <text:span text:style-name="T16">"Enumeration"</text:span>,<text:line-break/><text:tab/><text:span text:style-name="T12">@userDefClassId</text:span> : <text:span text:style-name="T1">&lt;String&gt;</text:span>,<text:line-break/><text:tab/><text:span text:style-name="T12">@members</text:span> : [<text:line-break/><text:tab/><text:tab/>[ <text:span text:style-name="T12">@name</text:span> : <text:span text:style-name="T1">&lt;String&gt;</text:span> ],<text:line-break/><text:tab/><text:tab/>…,<text:line-break/><text:tab/><text:tab/>[ <text:span text:style-name="T12">@name</text:span> : <text:span text:style-name="T1">&lt;String&gt;</text:span> ]<text:line-break/><text:tab/>]<text:line-break/>]</text:p>
      <text:p text:style-name="Heading_20_5">Notes :</text:p>
      <text:p text:style-name="Text_20_body"><text:span text:style-name="T4">The field</text:span><text:span text:style-name="T2"> </text:span><text:span text:style-name="T6">members</text:span><text:span text:style-name="T2"> </text:span><text:span text:style-name="T4">holds a </text:span><text:span text:style-name="T2">Table </text:span><text:span text:style-name="T4">with all </text:span><text:span text:style-name="T2"><text:s/></text:span><text:span text:style-name="T4">the possible enumeration values. Each </text:span><text:span text:style-name="T6">name</text:span><text:span text:style-name="T4"> must be unique.</text:span></text:p>
      <text:h text:style-name="P9" text:outline-level="4">Union</text:h>
      <text:p text:style-name="P4">[<text:line-break/><text:tab/><text:span text:style-name="T12">@type</text:span> : <text:span text:style-name="T16">"Union"</text:span>,<text:line-break/><text:tab/><text:span text:style-name="T12">@userDefClassId</text:span> : <text:span text:style-name="T1">&lt;String&gt;</text:span>,<text:line-break/><text:tab/><text:span text:style-name="T12">@members</text:span> : [<text:line-break/><text:tab/><text:tab/>[<text:line-break/><text:tab/><text:tab/><text:tab/><text:span text:style-name="T12">@name</text:span> : <text:span text:style-name="T1">&lt;String&gt;</text:span>, <text:line-break/><text:tab/><text:tab/><text:tab/><text:span text:style-name="T12">@typeInfo</text:span> : &lt;basic type&gt; | &lt;user-defined type&gt;<text:line-break/><text:tab/><text:tab/>],<text:line-break/><text:tab/><text:tab/>…,<text:line-break/><text:tab/><text:tab/>[<text:line-break/><text:tab/><text:tab/><text:tab/><text:span text:style-name="T12">@name</text:span> : <text:span text:style-name="T1">&lt;String&gt;</text:span>, <text:line-break/><text:tab/><text:tab/><text:tab/><text:span text:style-name="T12">@typeInfo</text:span> : &lt;basic type&gt; | &lt;user-defined type&gt;<text:line-break/><text:tab/><text:tab/>]<text:line-break/><text:tab/>]<text:line-break/>]</text:p>
      <text:p text:style-name="Heading_20_5">Notes :</text:p>
      <text:p text:style-name="Text_20_body"><text:span text:style-name="T4">The field</text:span><text:span text:style-name="T2"> </text:span><text:span text:style-name="T6">members</text:span><text:span text:style-name="T2"> </text:span><text:span text:style-name="T4">holds a </text:span><text:span text:style-name="T2">Table </text:span><text:span text:style-name="T4">with all the included datatypes. The union produced will be string discriminated. For that reason each </text:span><text:span text:style-name="T6">name</text:span><text:span text:style-name="T4"> must be unique.</text:span></text:p>
      <text:h text:style-name="P10" text:outline-level="2"><text:span text:style-name="T4">Function Specification</text:span></text:h>
      <text:p text:style-name="Text_20_body"><text:span text:style-name="T4">Function specifications are described by a </text:span><text:span text:style-name="T2">Table. </text:span><text:span text:style-name="T4">The two basic fields are the function signature (</text:span><text:span text:style-name="T6">signature</text:span><text:span text:style-name="T4">) and the reference to the actual function (</text:span><text:span text:style-name="T6">func</text:span><text:span text:style-name="T4">).</text:span></text:p>
      <text:h text:style-name="P12" text:outline-level="3">In-Depth Definition</text:h>
      <text:p text:style-name="P4"><text:span text:style-name="T4">[<text:line-break/><text:tab/></text:span><text:span text:style-name="T15">@signature</text:span><text:span text:style-name="T4"> : [<text:line-break/><text:tab/><text:tab/></text:span><text:span text:style-name="T15">@name</text:span><text:span text:style-name="T4"> : </text:span><text:span text:style-name="T3">&lt;String&gt;</text:span><text:span text:style-name="T4">,<text:line-break/><text:tab/><text:tab/></text:span><text:span text:style-name="T15">@returnValue</text:span><text:span text:style-name="T4"> : [<text:line-break/><text:tab/><text:tab/><text:tab/></text:span><text:span text:style-name="T15">@name</text:span><text:span text:style-name="T4"> : </text:span><text:span text:style-name="T3">&lt;String&gt;</text:span><text:span text:style-name="T4">,<text:line-break/><text:tab/><text:tab/><text:tab/></text:span><text:span text:style-name="T15">@typeInfo</text:span><text:span text:style-name="T4"> : &lt;basic type&gt; | &lt;user-defined type&gt;<text:line-break/><text:tab/><text:tab/>],<text:line-break/><text:tab/><text:tab/></text:span><text:span text:style-name="T15">@parameters</text:span><text:span text:style-name="T4"> : [<text:line-break/><text:tab/><text:tab/><text:tab/>[<text:line-break/><text:tab/><text:tab/><text:tab/><text:tab/></text:span><text:span text:style-name="T15">@name</text:span><text:span text:style-name="T4"> : </text:span><text:span text:style-name="T3">&lt;String&gt;</text:span><text:span text:style-name="T4">,<text:line-break/><text:tab/><text:tab/><text:tab/><text:tab/></text:span><text:span text:style-name="T15">@dataFlowType</text:span><text:span text:style-name="T4"> : </text:span><text:span text:style-name="T3">&lt;String&gt;</text:span><text:span text:style-name="T4">,<text:line-break/><text:tab/><text:tab/><text:tab/><text:tab/></text:span><text:span text:style-name="T15">@typeInfo</text:span><text:span text:style-name="T4"> : &lt;basic type&gt; | &lt;user-defined type&gt;<text:line-break/><text:tab/><text:tab/><text:tab/>],<text:line-break/><text:tab/><text:tab/><text:tab/>…,<text:line-break/><text:tab/><text:tab/><text:tab/>[<text:line-break/><text:tab/><text:tab/><text:tab/><text:tab/></text:span><text:span text:style-name="T15">@name</text:span><text:span text:style-name="T4"> : </text:span><text:span text:style-name="T3">&lt;String&gt;</text:span><text:span text:style-name="T4">,<text:line-break/><text:tab/><text:tab/><text:tab/><text:tab/></text:span><text:span text:style-name="T15">@dataFlowType</text:span><text:span text:style-name="T4"> : </text:span><text:span text:style-name="T3">&lt;String&gt;</text:span><text:span text:style-name="T4">,<text:line-break/><text:tab/><text:tab/><text:tab/><text:tab/></text:span><text:span text:style-name="T15">@typeInfo</text:span><text:span text:style-name="T4"> : &lt;basic type&gt; | &lt;user-defined type&gt;<text:line-break/><text:tab/><text:tab/><text:tab/>]<text:line-break/><text:tab/><text:tab/>]<text:line-break/><text:tab/>],<text:line-break/><text:tab/></text:span><text:span text:style-name="T15">@func</text:span><text:span text:style-name="T4"> : [<text:line-break/><text:tab/><text:tab/></text:span><text:span text:style-name="T15">@ref</text:span><text:span text:style-name="T4"> : &lt;</text:span><text:span text:style-name="T2">ProgramFunc</text:span><text:span text:style-name="T4">&gt; | &lt;</text:span><text:span text:style-name="T2">LibFunc</text:span><text:span text:style-name="T4">&gt;<text:line-break/><text:tab/>]<text:line-break/>]</text:span></text:p>
      <text:p text:style-name="P7">Notes :</text:p>
      <text:p text:style-name="Text_20_body"><text:span text:style-name="T4">The function name (</text:span><text:span text:style-name="T6">signature.name</text:span><text:span text:style-name="T10">)</text:span><text:span text:style-name="T6"> </text:span><text:span text:style-name="T10">must be unique. Each parameter </text:span><text:span text:style-name="T6">name </text:span><text:span text:style-name="T10">must be unique.</text:span><text:span text:style-name="T6"> DataFlowType </text:span><text:span text:style-name="T10">can be one these values</text:span><text:span text:style-name="T6"> : "In", "InOut" </text:span><text:span text:style-name="T10">and</text:span><text:span text:style-name="T6"> "Out" . "In"</text:span><text:span text:style-name="T10"> refers to data passed to the function, </text:span><text:span text:style-name="T6">"Out"</text:span><text:span text:style-name="T10"> refers to data coming from the function and </text:span><text:span text:style-name="T6">"InOut"</text:span><text:span text:style-name="T10"> refers data going both ways.</text:span></text:p>
      <text:p text:style-name="Text_20_body"><text:span text:style-name="T10"/></text:p>
      <text:h text:style-name="P10" text:outline-level="2"><text:span text:style-name="T10">UI API Specification</text:span></text:h>
      <text:p text:style-name="Text_20_body"><text:span text:style-name="T10">The UI API specification is a </text:span><text:span text:style-name="T8">Table </text:span><text:span text:style-name="T10">containing all the function specifications defined. This is subject to change.</text:span></text:p>
      <text:h text:style-name="P13" text:outline-level="3">In-Depth Definition</text:h>
      <text:p text:style-name="P5"><text:span text:style-name="T5">[<text:line-break/><text:tab/>&lt;function specification&gt;,<text:line-break/><text:tab/>…,<text:line-break/><text:tab/>&lt;function specification&gt;<text:line-break/>]</text:span></text:p>
      <text:h text:style-name="Heading_20_2" text:outline-level="2">Function Implementation Notes</text:h>
      <text:h text:style-name="P12" text:outline-level="3">Data Flow types</text:h>
      <text:p text:style-name="Text_20_body"><text:span text:style-name="T4">function parameters that are defined with an </text:span><text:span text:style-name="T6">Out</text:span><text:span text:style-name="T4"> or </text:span><text:span text:style-name="T6">InOut</text:span><text:span text:style-name="T4"> </text:span><text:span text:style-name="T6">dataFlowType</text:span><text:span text:style-name="T10"> will have their argument data stored inside a </text:span><text:span text:style-name="T8">Table</text:span><text:span text:style-name="T10"> in index 0. For example :</text:span></text:p>
      <text:p text:style-name="code"><text:span text:style-name="T20">// Argument a is of InOut dataFlowType.<text:line-break/>// Assume that the string "hello" was passed as input.</text:span><text:span text:style-name="T4"><text:line-break/><text:line-break/></text:span><text:span text:style-name="T15">function</text:span><text:span text:style-name="T4"> </text:span><text:span text:style-name="T15">f</text:span><text:span text:style-name="T4"> (a) {<text:line-break/><text:tab/></text:span><text:span text:style-name="T15">std::print</text:span><text:span text:style-name="T4">(a[0]); </text:span><text:span text:style-name="T20">// will print "hello"</text:span><text:span text:style-name="T4"><text:line-break/><text:tab/>a[0] = </text:span><text:span text:style-name="T19">"world"</text:span><text:span text:style-name="T4">; <text:s text:c="2"/></text:span><text:span text:style-name="T20">// will set the argument's value as "world"</text:span><text:span text:style-name="T4"><text:line-break/>}<text:line-break/></text:span><text:span text:style-name="T20">// After the function is invoked, the micro UI showing a's value will<text:line-break/>// now show "world".</text:span></text:p>
      <text:p text:style-name="P2"><text:span text:style-name="T4">Parameters that are defined with an </text:span><text:span text:style-name="T6">In</text:span><text:span text:style-name="T4"> </text:span><text:span text:style-name="T6">dataFlowType</text:span><text:span text:style-name="T4"> can be used normally.</text:span></text:p>
      <text:h text:style-name="P12" text:outline-level="3">Basic Type Arguments</text:h>
      <text:p text:style-name="Text_20_body"><text:span text:style-name="T4">Basic type objects map to their respective Delta type. For example a Boolean object is a Delta </text:span><text:span text:style-name="T8">Boolean</text:span><text:span text:style-name="T4"> .</text:span></text:p>
      <text:h text:style-name="P12" text:outline-level="3">Struct Arguments</text:h>
      <text:p text:style-name="P1">Struct objects are tables with their defined names as indices and their data as values. <text:line-break/>For example assume this struct definition :</text:p>
      <text:p text:style-name="code"><text:span text:style-name="T6">personStructDefinition = [<text:line-break/><text:tab/></text:span><text:span text:style-name="T14">@type</text:span><text:span text:style-name="T6"> : </text:span><text:span text:style-name="T18">"Struct"</text:span><text:span text:style-name="T6">,<text:line-break/><text:tab/></text:span><text:span text:style-name="T14">@userDefClassId</text:span><text:span text:style-name="T6"> <text:s/>: </text:span><text:span text:style-name="T18">"Person"</text:span><text:span text:style-name="T6">,<text:line-break/><text:tab/></text:span><text:span text:style-name="T14">@members</text:span><text:span text:style-name="T6"> : [<text:line-break/><text:tab/><text:tab/><text:tab/>[ </text:span><text:span text:style-name="T14">@name</text:span><text:span text:style-name="T6"> : </text:span><text:span text:style-name="T18">"Name"</text:span><text:span text:style-name="T6">, </text:span><text:span text:style-name="T14">@typeInfo</text:span><text:span text:style-name="T6"> : [ </text:span><text:span text:style-name="T14">@type</text:span><text:span text:style-name="T6"> : </text:span><text:span text:style-name="T18">"String"</text:span><text:span text:style-name="T6"> ] ],<text:line-break/><text:tab/><text:tab/><text:tab/>[ </text:span><text:span text:style-name="T14">@name</text:span><text:span text:style-name="T6"> : </text:span><text:span text:style-name="T18">"Surname"</text:span><text:span text:style-name="T6">, </text:span><text:span text:style-name="T14">@typeInfo</text:span><text:span text:style-name="T6"> : [ </text:span><text:span text:style-name="T14">@type</text:span><text:span text:style-name="T6"> : </text:span><text:span text:style-name="T18">"String"</text:span><text:span text:style-name="T6"> ]]<text:line-break/><text:tab/>]<text:line-break/>];</text:span></text:p>
      <text:p text:style-name="Text_20_body"><text:soft-page-break/><text:span text:style-name="T10">The struct </text:span><text:span text:style-name="T8">Object</text:span><text:span text:style-name="T10"> will be like this :</text:span></text:p>
      <text:p text:style-name="P3"><text:span text:style-name="T4">person = [<text:line-break/><text:tab/></text:span><text:span text:style-name="T15">@Name</text:span><text:span text:style-name="T4"> : &lt;</text:span><text:span text:style-name="T2">String</text:span><text:span text:style-name="T4">&gt;,<text:line-break/><text:tab/></text:span><text:span text:style-name="T15">@Surname</text:span><text:span text:style-name="T4"> : &lt;String&gt;<text:line-break/>];</text:span></text:p>
      <text:h text:style-name="P12" text:outline-level="3">Union Arguments</text:h>
      <text:p text:style-name="P1">Union objects are type and value tuples since our unions are string discriminated.<text:line-break/>For example, assume this union definition.</text:p>
      <text:p text:style-name="code"><text:span text:style-name="T4">UnionDefinition = [<text:line-break/><text:tab/></text:span><text:span text:style-name="T15">@type</text:span><text:span text:style-name="T4"> : </text:span><text:span text:style-name="T19">"Union"</text:span><text:span text:style-name="T4">,<text:line-break/><text:tab/></text:span><text:span text:style-name="T15">@userDefClassId</text:span><text:span text:style-name="T4"> : </text:span><text:span text:style-name="T19">"sampleUnion"</text:span><text:span text:style-name="T4">,<text:line-break/><text:tab/></text:span><text:span text:style-name="T15">@members</text:span><text:span text:style-name="T4"> : [<text:line-break/><text:tab/><text:tab/>[<text:line-break/><text:tab/><text:tab/><text:tab/></text:span><text:span text:style-name="T15">@name</text:span><text:span text:style-name="T4"> : </text:span><text:span text:style-name="T19">"StringElement"</text:span><text:span text:style-name="T4">,<text:line-break/><text:tab/><text:tab/><text:tab/></text:span><text:span text:style-name="T15">@typeInfo </text:span><text:span text:style-name="T4">: [ </text:span><text:span text:style-name="T15">@type</text:span><text:span text:style-name="T4"> : </text:span><text:span text:style-name="T19">"String"</text:span><text:span text:style-name="T4"> ]<text:line-break/><text:tab/><text:tab/>],<text:line-break/><text:tab/><text:tab/>[<text:line-break/><text:tab/><text:tab/><text:tab/></text:span><text:span text:style-name="T15">@name</text:span><text:span text:style-name="T4"> : </text:span><text:span text:style-name="T19">"IntElement"</text:span><text:span text:style-name="T4">,<text:line-break/><text:tab/><text:tab/><text:tab/></text:span><text:span text:style-name="T15">@typeInfo</text:span><text:span text:style-name="T4"> : [ </text:span><text:span text:style-name="T15">@type</text:span><text:span text:style-name="T4"> : </text:span><text:span text:style-name="T19">"Integer"</text:span><text:span text:style-name="T4"> ]<text:line-break/><text:tab/><text:tab/>]<text:line-break/><text:tab/>]<text:line-break/>];</text:span></text:p>
      <text:p text:style-name="Text_20_body"><text:span text:style-name="T4">The union </text:span><text:span text:style-name="T8">Object</text:span><text:span text:style-name="T4"> will be like this : </text:span></text:p>
      <text:p text:style-name="code"><text:span text:style-name="T4">union = [ </text:span><text:span text:style-name="T15">@type</text:span><text:span text:style-name="T4"> : </text:span><text:span text:style-name="T19">"StringElement"</text:span><text:span text:style-name="T4">, </text:span><text:span text:style-name="T15">@value</text:span><text:span text:style-name="T4"> : &lt;</text:span><text:span text:style-name="T2">String</text:span><text:span text:style-name="T4">&gt; ]</text:span></text:p>
      <text:p text:style-name="P1">or</text:p>
      <text:p text:style-name="code"><text:span text:style-name="T4">union = [ </text:span><text:span text:style-name="T15">@type</text:span><text:span text:style-name="T4"> : </text:span><text:span text:style-name="T19">"IntElement"</text:span><text:span text:style-name="T4">, </text:span><text:span text:style-name="T15">@value</text:span><text:span text:style-name="T4"> : &lt;</text:span><text:span text:style-name="T2">Number</text:span><text:span text:style-name="T4">&gt; ]</text:span></text:p>
      <text:p text:style-name="P7">Notes : </text:p>
      <text:p text:style-name="Text_20_body"><text:span text:style-name="T6">@type</text:span><text:span text:style-name="T4"> is used for Delta CORBA compatibility.</text:span></text:p>
      <text:h text:style-name="P12" text:outline-level="3">Array Arguments</text:h>
      <text:p text:style-name="P1">Array objects are tables with numerical indices up to length -1. <text:line-break/>For example, assume this array definition :</text:p>
      <text:p text:style-name="code"><text:span text:style-name="T4">strArrayDefinition = [<text:line-break/><text:tab/></text:span><text:span text:style-name="T15">@type</text:span><text:span text:style-name="T4"> : </text:span><text:span text:style-name="T19">"Array"</text:span><text:span text:style-name="T4"><text:line-break/><text:tab/></text:span><text:span text:style-name="T15">@userDefClassId</text:span><text:span text:style-name="T4"> : </text:span><text:span text:style-name="T19">"StrArray"</text:span><text:span text:style-name="T4">,<text:line-break/><text:tab/></text:span><text:span text:style-name="T15">@length</text:span><text:span text:style-name="T4"> : </text:span><text:span text:style-name="T21">5</text:span><text:span text:style-name="T4">,<text:line-break/><text:tab/></text:span><text:span text:style-name="T15">@elementTypeInfo</text:span><text:span text:style-name="T4"> : [ </text:span><text:span text:style-name="T15">@type</text:span><text:span text:style-name="T4"> : </text:span><text:span text:style-name="T19">"String"</text:span><text:span text:style-name="T4"> ]<text:line-break/>];</text:span></text:p>
      <text:p text:style-name="Text_20_body"><text:span text:style-name="T4">The array </text:span><text:span text:style-name="T8">Object</text:span><text:span text:style-name="T4"> will be like this : </text:span></text:p>
      <text:p text:style-name="code"><text:span text:style-name="T4">strArray = [ &lt;</text:span><text:span text:style-name="T2">String</text:span><text:span text:style-name="T4">&gt;, &lt;</text:span><text:span text:style-name="T2">String</text:span><text:span text:style-name="T4">&gt;, &lt;</text:span><text:span text:style-name="T2">String</text:span><text:span text:style-name="T4">&gt;, &lt;</text:span><text:span text:style-name="T2">String</text:span><text:span text:style-name="T4">&gt;, &lt;</text:span><text:span text:style-name="T2">String</text:span><text:span text:style-name="T4">&gt; ];</text:span></text:p>
      <text:h text:style-name="P12" text:outline-level="3"><text:soft-page-break/>Vector Arguments</text:h>
      <text:p text:style-name="P1">Vector objects are tables with numerical indices.</text:p>
      <text:p text:style-name="P7">Notes : </text:p>
      <text:p text:style-name="Text_20_body"><text:span text:style-name="T4">Tables with numerical indices are used instead of </text:span><text:span text:style-name="T8">std::vector</text:span><text:span text:style-name="T4"> for Delta CORBA compatibility.</text:span></text:p>
      <text:h text:style-name="P12" text:outline-level="3">List Arguments</text:h>
      <text:p text:style-name="Text_20_body"><text:span text:style-name="T4">List objects are of type </text:span><text:span text:style-name="T8">std::list</text:span><text:span text:style-name="T11"> .</text:span></text:p>
      <text:h text:style-name="P12" text:outline-level="3">Enumeration Arguments</text:h>
      <text:p text:style-name="P1">Enumeration objects are just string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adornments="Roman" style:font-family-generic="modern" style:font-pitch="fixed"/>
    <style:font-face style:name="Adobe Garamond Pro" svg:font-family="'Adobe Garamond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3" svg:font-family="Ubuntu" style:font-family-generic="swiss" style:font-pitch="variable"/>
    <style:font-face style:name="Ubuntu1" svg:font-family="Ubuntu" style:font-adornments="Bold" style:font-family-generic="swiss" style:font-pitch="variable"/>
    <style:font-face style:name="Ubuntu2" svg:font-family="Ubuntu" style:font-adornments="Bold Italic" style:font-family-generic="swiss" style:font-pitch="variable"/>
    <style:font-face style:name="Ubuntu" svg:font-family="Ubuntu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shadow="none"/>
      <style:text-properties style:font-name="Ubuntu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Ubuntu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5" style:next-style-name="Text_20_body" style:class="text" style:master-page-name="" style:default-outline-level="2">
      <style:paragraph-properties style:page-number="auto" fo:background-color="transparent" fo:padding="0in" fo:border-left="none" fo:border-right="none" fo:border-top="0.0071in solid #000000" fo:border-bottom="none" style:shadow="none">
        <style:tab-stops/>
        <style:background-image/>
      </style:paragraph-properties>
      <style:text-properties style:font-name="Ubuntu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Ubuntu1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Ubuntu2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" style:family="paragraph" style:parent-style-name="Text_20_body" style:next-style-name="Text_20_body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Bitstream Vera Sans Mono"/>
    </style:style>
    <style:style style:name="Heading_20_5" style:display-name="Heading 5" style:family="paragraph" style:parent-style-name="Heading" style:next-style-name="Text_20_body" style:class="text">
      <style:text-properties style:font-name="Ubuntu1" fo:font-size="70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I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0-12T14:58:14.45</meta:creation-date>
    <dc:date>2010-10-12T19:17:00.20</dc:date>
    <meta:editing-duration>PT03H10M25S</meta:editing-duration>
    <meta:editing-cycles>13</meta:editing-cycles>
    <meta:generator>OpenOffice.org/3.0$Win32 OpenOffice.org_project/300m9$Build-9358</meta:generator>
    <meta:document-statistic meta:table-count="0" meta:image-count="0" meta:object-count="0" meta:page-count="7" meta:paragraph-count="73" meta:word-count="894" meta:character-count="5414"/>
    <meta:user-defined meta:name="Info 1"/>
    <meta:user-defined meta:name="Info 2"/>
    <meta:user-defined meta:name="Info 3"/>
    <meta:user-defined meta:name="Info 4"/>
  </office:meta>
</office:document-meta>
</file>